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2045885481236185836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8146393494927584513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6020129678971396812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1000224579965999975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4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20456248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4313191861583801203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<text:soft-page-break/>Изучаем ASP.NET MVC 5</text:h>
      <text:list xml:id="list5892693870979652087" text:style-name="L6">
        <text:list-item>
          <text:h text:style-name="P32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20436007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soft-page-break/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8T00:24:39.89</dc:date>
    <meta:editing-duration>P26DT6H22M38S</meta:editing-duration>
    <meta:editing-cycles>60</meta:editing-cycles>
    <meta:generator>OpenOffice/4.1.4$Win32 OpenOffice.org_project/414m5$Build-9788</meta:generator>
    <meta:document-statistic meta:table-count="0" meta:image-count="0" meta:object-count="0" meta:page-count="22" meta:paragraph-count="809" meta:word-count="3444" meta:character-count="23075"/>
  </office:meta>
</office:document-meta>
</file>